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antrag</text:p>
      <text:p text:style-name="P1"/>
      <text:p text:style-name="P2">Das Ziel unseres Projektes ist das Erstellen einer Webapplikation zur Verbesserung des Zeitmanagements von Privatpersonen und Personengruppen.</text:p>
      <text:p text:style-name="P2">Bisher stellen wir uns dies auf Grundlage des Ansatzes von Canban vor, jedoch kann sich dieses im Verlauf des Projekts noch ändern, sofern andere Methoden/Ansätze zielführender erscheinen.</text:p>
      <text:p text:style-name="P2"/>
      <text:p text:style-name="P2">Gruppenmitglieder:</text:p>
      <text:p text:style-name="P2">Willi Sylvester, Jan Zaydowicz, Momme Raap, Christian Ry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9S</meta:editing-duration>
    <meta:editing-cycles>6</meta:editing-cycles>
    <meta:generator>OpenOffice.org/3.4.1$Win32 OpenOffice.org_project/341m1$Build-9593</meta:generator>
    <dc:date>2014-01-17T09:25:56.66</dc:date>
    <meta:document-statistic meta:table-count="0" meta:image-count="0" meta:object-count="0" meta:page-count="1" meta:paragraph-count="5" meta:word-count="54" meta:character-count="418"/>
    <meta:user-defined meta:name="Info 1"/>
    <meta:user-defined meta:name="Info 2"/>
    <meta:user-defined meta:name="Info 3"/>
    <meta:user-defined meta:name="Info 4"/>
  </office:meta>
</office:document-meta>
</file>